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6cm" fo:margin-bottom="0.2cm" fo:line-height="115%" fo:text-indent="0cm" loext:tab-stop-distance="0cm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.2cm" fo:margin-bottom="0.2cm" fo:line-height="115%" fo:text-indent="0cm" loext:tab-stop-distance="0cm">
        <style:tab-stops/>
      </style:paragraph-properties>
      <style:text-properties fo:hyphenate="false" loext:hyphenation-no-caps="false"/>
    </style:style>
    <style:style style:name="P12" style:family="paragraph"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5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6" style:family="paragraph">
      <style:paragraph-properties fo:margin-left="0cm" fo:margin-right="0cm" fo:margin-top="0.7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Definição dos passos para a criação de um programa paralelo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GRAMA, Ananth; GUPTA, Anshul; KARYPIS, George; KUMAR, Vipin. Introduction to Parallel Computing. 2003. ISBN: 978-0-201-64865-2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Resumo dos Pa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dentificação do Problema e Análise de Paralelismo</text:p>
              </text:list-item>
              <text:list-item>
                <text:p>Decomposição do Problema (dados ou tarefas)</text:p>
              </text:list-item>
              <text:list-item>
                <text:p>Mapeamento das Tarefas para Processadores</text:p>
              </text:list-item>
              <text:list-item>
                <text:p>Comunicação e Sincronização</text:p>
              </text:list-item>
              <text:list-item>
                <text:p>Implementação do Programa Paralelo</text:p>
              </text:list-item>
              <text:list-item>
                <text:p>Avaliação de Desempenho e Otimização</text:p>
              </text:list-item>
              <text:list-item>
                <text:p>Validação e Correção de Err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Identificação do Problema e Análise de Paralel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0"><text:span text:style-name="T5">Identificar o problema que será resolvido e determinar se ele pode ser paralelizado</text:span></text:p>
              </text:list-item>
              <text:list-item>
                <text:p text:style-name="P10"><text:span text:style-name="T5">Nem todos os problemas são adequados para paralelização</text:span></text:p>
                <text:list>
                  <text:list-item>
                    <text:p text:style-name="P11"><text:span text:style-name="T6">Ex.: dependência de dados, algoritmos recursivos, etc.</text:span></text:p>
                  </text:list-item>
                </text:list>
              </text:list-item>
              <text:list-item>
                <text:p text:style-name="P10"><text:span text:style-name="T5">É essencial avaliar se há oportunidades para dividir o trabalho em tarefas independentes ou semi-independentes</text:span></text:p>
              </text:list-item>
              <text:list-item>
                <text:p text:style-name="P10"><text:span text:style-name="T5">Identificar as partes do problema que podem ser executadas simultaneamente</text:span></text:p>
              </text:list-item>
              <text:list-item>
                <text:p text:style-name="P10"><text:span text:style-name="T5">Determinar o grau de dependência entre as tarefas</text:span></text:p>
                <text:list>
                  <text:list-item>
                    <text:p text:style-name="P11"><text:span text:style-name="T6">Granularidade (tamanho das tarefas): fina ou grossa</text:span></text:p>
                  </text:list-item>
                </text:list>
              </text:list-item>
              <text:list-item>
                <text:p text:style-name="P10"><text:span text:style-name="T5">Avaliar o custo-benefício da paralelização</text:span></text:p>
                <text:list>
                  <text:list-item>
                    <text:p text:style-name="P11"><text:span text:style-name="T6">overhead de comunicação vs. ganho de desempenh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Decomposição do Problem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2"><text:span text:style-name="T5">O problema deve ser decomposto em subproblemas menores que podem ser executados em paralelo</text:span></text:p>
              </text:list-item>
              <text:list-item>
                <text:p text:style-name="P12"><text:span text:style-name="T5">Existem duas abordagens principais para a decomposição:</text:span></text:p>
                <text:list>
                  <text:list-item>
                    <text:p text:style-name="P13"><text:span text:style-name="T6">Decomposição de Dados</text:span></text:p>
                    <text:list>
                      <text:list-item>
                        <text:p text:style-name="P14"><text:span text:style-name="T7">Divide os dados em partes menores que podem ser processadas independentemente</text:span></text:p>
                        <text:list>
                          <text:list-item>
                            <text:p text:style-name="P14"><text:span text:style-name="T8">Ex.: dividir uma matriz em blocos para processamento paralel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3"><text:span text:style-name="T6">Decomposição de Tarefas</text:span></text:p>
                    <text:list>
                      <text:list-item>
                        <text:p text:style-name="P14"><text:span text:style-name="T7">Divide o problema em tarefas funcionais independentes</text:span></text:p>
                        <text:list>
                          <text:list-item>
                            <text:p text:style-name="P14"><text:span text:style-name="T8">Ex.: em um sistema de simulação, diferentes componentes (como física, gráficos e IA) podem ser tratados por processos separad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Escolher a estratégia de decomposição mais adequada ao problema</text:span></text:p>
              </text:list-item>
              <text:list-item>
                <text:p text:style-name="P12"><text:span text:style-name="T5">Garantir que as dependências entre as tarefas sejam mínima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Mapeamento das Tarefas para Process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5"><text:span text:style-name="T5">Após decompor o problema, é necessário mapear as tarefas para os processadores disponíveis</text:span></text:p>
                <text:list>
                  <text:list-item>
                    <text:p text:style-name="P14"><text:span text:style-name="T6">Decidir quais tarefas serão executadas em quais processadores ou núcleos</text:span></text:p>
                  </text:list-item>
                </text:list>
              </text:list-item>
              <text:list-item>
                <text:p text:style-name="P15"><text:span text:style-name="T5">Balanceamento de carga</text:span></text:p>
                <text:list>
                  <text:list-item>
                    <text:p text:style-name="P14"><text:span text:style-name="T6">Garantir que os processadores tenham uma carga de trabalho equilibrada</text:span></text:p>
                  </text:list-item>
                </text:list>
              </text:list-item>
              <text:list-item>
                <text:p text:style-name="P15"><text:span text:style-name="T5">Afinidade de Dados</text:span></text:p>
                <text:list>
                  <text:list-item>
                    <text:p text:style-name="P14"><text:span text:style-name="T6">Atribuir tarefas que acessam os mesmos dados a processadores próximos para minimizar a latência de comunicação</text:span></text:p>
                  </text:list-item>
                </text:list>
              </text:list-item>
              <text:list-item>
                <text:p text:style-name="P15"><text:span text:style-name="T5">Definir políticas de escalonamento estático (antes da execução) ou dinâmico (durante a execução)</text:span></text:p>
              </text:list-item>
              <text:list-item>
                <text:p text:style-name="P15"><text:span text:style-name="T5">Considerar a topologia da rede (em sistemas distribuídos) para otimizar a comunicaçã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Comunicação e Sincron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5"><text:span text:style-name="T5">Em programas paralelos, os processos frequentemente precisam compartilhar dados ou coordenar suas atividades</text:span></text:p>
                <text:list>
                  <text:list-item>
                    <text:p text:style-name="P14"><text:span text:style-name="T6">Isso requer mecanismos de comunicação e sincronização</text:span></text:p>
                  </text:list-item>
                </text:list>
              </text:list-item>
              <text:list-item>
                <text:p text:style-name="P15"><text:span text:style-name="T5">Comunicação por troca de mensagens ou memória compartilhada</text:span></text:p>
              </text:list-item>
              <text:list-item>
                <text:p text:style-name="P15"><text:span text:style-name="T5">A sincronização garante que as tarefas ocorram na ordem correta, especialmente quando há dependências entre elas</text:span></text:p>
                <text:list>
                  <text:list-item>
                    <text:p text:style-name="P14"><text:span text:style-name="T6">Ex.: barreiras de sincronização podem ser usadas para garantir que todos os processos concluam uma fase antes de avançar para a próxima</text:span></text:p>
                  </text:list-item>
                </text:list>
              </text:list-item>
              <text:list-item>
                <text:p text:style-name="P15"><text:span text:style-name="T5">Implementar mecanismos de comunicação eficientes</text:span></text:p>
                <text:list>
                  <text:list-item>
                    <text:p text:style-name="P14"><text:span text:style-name="T6">Ex.: MPI para message passing</text:span></text:p>
                  </text:list-item>
                </text:list>
              </text:list-item>
              <text:list-item>
                <text:p text:style-name="P15"><text:span text:style-name="T5">Usar primitivas de sincronização, como semáforos, mutexes ou variáveis de condiçã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Implementação do Programa Parale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so de linguagem ou framework que suporte paralelismo</text:p>
              </text:list-item>
              <text:list-item>
                <text:p>OpenMP : paralelismo em nível de thread em sistemas multicore</text:p>
              </text:list-item>
              <text:list-item>
                <text:p>MPI : comunicação entre processos em sistemas distribuídos</text:p>
              </text:list-item>
              <text:list-item>
                <text:p>CUDA/OpenCL : Para programação paralela em GPUs</text:p>
              </text:list-item>
              <text:list-item>
                <text:p>Existem várias outras opções e frameworks de alto nível</text:p>
              </text:list-item>
              <text:list-item>
                <text:p>Codificar as tarefas e a lógica de comunicação/sincronização</text:p>
              </text:list-item>
              <text:list-item>
                <text:p>Testar o programa em um ambiente controlado para identificar bugs ou gargal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Avaliação de Desempenho e Otim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6"><text:span text:style-name="T5">Após a implementação, o programa deve ser avaliado para medir seu desempenho e identificar áreas para otimização</text:span></text:p>
              </text:list-item>
              <text:list-item>
                <text:p text:style-name="P16"><text:span text:style-name="T5">Métricas comuns incluem:</text:span></text:p>
                <text:list>
                  <text:list-item>
                    <text:p text:style-name="P14"><text:span text:style-name="T6">Speedup : quanto mais rápido o programa paralelo é em relação à versão sequencial</text:span></text:p>
                  </text:list-item>
                  <text:list-item>
                    <text:p text:style-name="P14"><text:span text:style-name="T6">Eficiência : quão bem os recursos computacionais estão sendo utilizados</text:span></text:p>
                  </text:list-item>
                  <text:list-item>
                    <text:p text:style-name="P14"><text:span text:style-name="T6">Escalabilidade : como o programa se comporta ao aumentar o número de processadores ou núcleos</text:span></text:p>
                  </text:list-item>
                </text:list>
              </text:list-item>
              <text:list-item>
                <text:p text:style-name="P16"><text:span text:style-name="T5">Usar ferramentas de profiling para identificar gargalos</text:span></text:p>
              </text:list-item>
              <text:list-item>
                <text:p text:style-name="P16"><text:span text:style-name="T5">Otimizar a granularidade das tarefas e reduzir o overhead de comunicação</text:span></text:p>
              </text:list-item>
              <text:list-item>
                <text:p text:style-name="P16"><text:span text:style-name="T5">Ajustar o balanceamento de carga e a sincronizaçã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Validação e Correção de Er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inalmente, o programa deve ser validado para garantir que produza resultados corretos e consistentes</text:p>
              </text:list-item>
              <text:list-item>
                <text:p>Em programas paralelos, erros comuns incluem race conditions, deadlocks e inconsistências de dados</text:p>
              </text:list-item>
              <text:list-item>
                <text:p>Realizar testes extensivos com diferentes entradas e configurações</text:p>
              </text:list-item>
              <text:list-item>
                <text:p>Usar ferramentas de depuração específicas para programas paralelos (ex.: Intel Inspector, Valgrind)</text:p>
              </text:list-item>
              <text:list-item>
                <text:p>Garantir que o programa seja robusto e tolerante a falhas, especialmente em sistemas distribuíd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9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5T23:48:05.669449547</dc:date>
    <meta:editing-duration>P2DT4H55M27S</meta:editing-duration>
    <meta:editing-cycles>297</meta:editing-cycles>
    <meta:generator>LibreOffice/24.8.6.2$Linux_X86_64 LibreOffice_project/6d98ba145e9a8a39fc57bcc76981d1fb1316c60c</meta:generator>
    <meta:document-statistic meta:object-count="6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